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22:51:15.856380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17T22:51:28.960928466</dc:date>
    <meta:editing-duration>PT5H18M3S</meta:editing-duration>
    <meta:editing-cycles>22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1cm" svg:width="42.73cm" svg:height="25.576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7">
                <text:p>37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4">
                <text:p>94</text:p>
              </table:table-cell>
              <table:table-cell office:value-type="float" office:value="69">
                <text:p>6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